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normal" style:master-page-name="Standard">
      <style:paragraph-properties fo:text-align="end" style:justify-single-word="false" style:page-number="1"/>
      <style:text-properties style:font-name="Marianne" fo:font-size="11pt" officeooo:paragraph-rsid="000e715f" style:font-name-asian="Times New Roman" style:font-size-asian="11pt" style:font-name-complex="Times New Roman" style:font-size-complex="11pt"/>
    </style:style>
    <style:style style:name="P2" style:family="paragraph" style:parent-style-name="normal">
      <style:paragraph-properties fo:text-align="end" style:justify-single-word="false"/>
      <style:text-properties style:font-name="Marianne" fo:font-size="11pt" officeooo:rsid="000be993" officeooo:paragraph-rsid="0014fcf3" style:font-name-asian="Times New Roman" style:font-size-asian="11pt" style:font-name-complex="Times New Roman" style:font-size-complex="11pt"/>
    </style:style>
    <style:style style:name="P3" style:family="paragraph" style:parent-style-name="normal">
      <style:paragraph-properties fo:text-align="end" style:justify-single-word="false"/>
      <style:text-properties style:font-name="Marianne" fo:font-size="11pt" fo:font-weight="bold" officeooo:rsid="000be993" officeooo:paragraph-rsid="0014fcf3" style:font-name-asian="Times New Roman" style:font-size-asian="11pt" style:font-weight-asian="bold" style:font-name-complex="Times New Roman" style:font-size-complex="11pt" style:font-weight-complex="bold"/>
    </style:style>
    <style:style style:name="P4" style:family="paragraph" style:parent-style-name="normal">
      <style:paragraph-properties fo:text-align="center" style:justify-single-word="false"/>
      <style:text-properties style:font-name="Marianne" fo:font-size="12pt" fo:font-weight="bold" officeooo:rsid="000be993" officeooo:paragraph-rsid="0014fcf3" style:font-name-asian="Times New Roman" style:font-size-asian="12pt" style:font-weight-asian="bold" style:font-name-complex="Times New Roman" style:font-size-complex="12pt" style:font-weight-complex="bold"/>
    </style:style>
    <style:style style:name="P5" style:family="paragraph" style:parent-style-name="normal">
      <style:paragraph-properties fo:text-align="justify" style:justify-single-word="false"/>
      <style:text-properties style:font-name="Marianne" fo:font-size="11pt" officeooo:paragraph-rsid="000e715f" style:font-name-asian="Times New Roman" style:font-size-asian="11pt" style:font-name-complex="Times New Roman" style:font-size-complex="11pt"/>
    </style:style>
    <style:style style:name="P6" style:family="paragraph" style:parent-style-name="normal">
      <style:paragraph-properties fo:text-align="justify" style:justify-single-word="false"/>
      <style:text-properties style:font-name="Marianne" fo:font-size="11pt" officeooo:paragraph-rsid="000ee6d0" style:font-name-asian="Times New Roman" style:font-size-asian="11pt" style:font-name-complex="Times New Roman" style:font-size-complex="11pt"/>
    </style:style>
    <style:style style:name="P7" style:family="paragraph" style:parent-style-name="normal">
      <style:paragraph-properties fo:text-align="justify" style:justify-single-word="false"/>
      <style:text-properties style:font-name="Marianne" officeooo:paragraph-rsid="000e715f"/>
    </style:style>
    <style:style style:name="P8" style:family="paragraph" style:parent-style-name="normal">
      <style:paragraph-properties fo:text-align="justify" style:justify-single-word="false"/>
      <style:text-properties style:font-name="Marianne" fo:font-size="11pt" fo:language="fr" fo:country="FR" officeooo:rsid="007b004c" officeooo:paragraph-rsid="000ee6d0" style:font-name-asian="Times New Roman" style:font-size-asian="11pt" style:language-asian="zh" style:country-asian="CN" style:font-name-complex="Times New Roman" style:font-size-complex="11pt" style:language-complex="hi" style:country-complex="IN"/>
    </style:style>
    <style:style style:name="P9" style:family="paragraph" style:parent-style-name="normal">
      <style:paragraph-properties fo:text-align="justify" style:justify-single-word="false"/>
      <style:text-properties style:font-name="Marianne" officeooo:paragraph-rsid="00127501"/>
    </style:style>
    <style:style style:name="P10" style:family="paragraph" style:parent-style-name="normal">
      <style:paragraph-properties fo:text-align="justify" style:justify-single-word="false"/>
      <style:text-properties style:font-name="Marianne" fo:font-size="11pt" fo:font-style="normal" fo:font-weight="normal" officeooo:rsid="00127501" officeooo:paragraph-rsid="00127501" style:font-name-asian="Times New Roman" style:font-size-asian="11pt" style:font-style-asian="normal" style:font-weight-asian="normal" style:font-name-complex="Times New Roman" style:font-size-complex="11pt" style:font-style-complex="normal" style:font-weight-complex="normal"/>
    </style:style>
    <style:style style:name="P11" style:family="paragraph" style:parent-style-name="normal">
      <style:paragraph-properties fo:text-align="justify" style:justify-single-word="false"/>
      <style:text-properties style:font-name="Marianne" fo:font-size="11pt" fo:font-style="normal" fo:font-weight="normal" officeooo:paragraph-rsid="00127501" style:font-name-asian="Times New Roman" style:font-size-asian="11pt" style:font-style-asian="normal" style:font-weight-asian="normal" style:font-name-complex="Times New Roman" style:font-size-complex="11pt" style:font-style-complex="normal" style:font-weight-complex="normal"/>
    </style:style>
    <style:style style:name="P12" style:family="paragraph" style:parent-style-name="normal">
      <style:paragraph-properties fo:text-align="justify" style:justify-single-word="false"/>
      <style:text-properties officeooo:paragraph-rsid="000e715f"/>
    </style:style>
    <style:style style:name="P13" style:family="paragraph" style:parent-style-name="normal" style:list-style-name="L1">
      <style:paragraph-properties fo:text-align="justify" style:justify-single-word="false"/>
      <style:text-properties style:font-name="Marianne" fo:font-size="11pt" officeooo:paragraph-rsid="000ee6d0" style:font-name-asian="Times New Roman" style:font-size-asian="11pt" style:font-name-complex="Times New Roman" style:font-size-complex="11pt"/>
    </style:style>
    <style:style style:name="P14" style:family="paragraph" style:parent-style-name="normal" style:list-style-name="L1">
      <style:paragraph-properties fo:text-align="justify" style:justify-single-word="false"/>
      <style:text-properties officeooo:paragraph-rsid="000ee6d0"/>
    </style:style>
    <style:style style:name="P15" style:family="paragraph" style:parent-style-name="normal" style:list-style-name="WWNum2">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6" style:family="paragraph" style:parent-style-name="normal">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7" style:family="paragraph" style:parent-style-name="normal" style:list-style-name="WWNum2">
      <style:paragraph-properties fo:margin-left="0.7874in" fo:margin-right="0in" fo:text-align="justify" style:justify-single-word="false" fo:text-indent="0in" style:auto-text-indent="false"/>
      <style:text-properties style:font-name="Marianne" officeooo:paragraph-rsid="000e715f"/>
    </style:style>
    <style:style style:name="P18" style:family="paragraph" style:parent-style-name="Comment" style:list-style-name="WWNum3">
      <style:paragraph-properties fo:margin-left="0in" fo:margin-right="0in" fo:text-align="justify" style:justify-single-word="false" fo:text-indent="0in" style:auto-text-indent="false"/>
      <style:text-properties style:font-name="Marianne" fo:font-size="11pt" fo:font-style="italic" officeooo:rsid="00136c84" officeooo:paragraph-rsid="00136c84" fo:background-color="#ffff00" style:font-name-asian="Times New Roman" style:font-size-asian="11pt" style:font-style-asian="italic" style:font-name-complex="Times New Roman" style:font-size-complex="11pt" style:font-style-complex="italic"/>
    </style:style>
    <style:style style:name="P19" style:family="paragraph" style:parent-style-name="Standard" style:list-style-name="WWNum3">
      <style:paragraph-properties fo:margin-left="0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20" style:family="paragraph" style:parent-style-name="normal">
      <style:text-properties style:font-name="Marianne" fo:font-size="11pt" officeooo:paragraph-rsid="000e715f" style:font-name-asian="Times New Roman" style:font-size-asian="11pt" style:font-name-complex="Times New Roman" style:font-size-complex="11pt"/>
    </style:style>
    <style:style style:name="P21" style:family="paragraph" style:parent-style-name="normal">
      <style:paragraph-properties fo:margin-left="2.6591in" fo:margin-right="0in" fo:text-align="end" style:justify-single-word="false" fo:text-indent="0in" style:auto-text-indent="false"/>
      <style:text-properties style:font-name="Marianne" fo:font-size="10pt" officeooo:rsid="000ee6d0" officeooo:paragraph-rsid="0014fcf3" fo:background-color="#ffff00" style:font-name-asian="Times New Roman" style:font-size-asian="10pt" style:font-name-complex="Times New Roman" style:font-size-complex="10pt"/>
    </style:style>
    <style:style style:name="P22" style:family="paragraph" style:parent-style-name="normal">
      <style:paragraph-properties fo:margin-left="2.6591in" fo:margin-right="0in" fo:text-align="end" style:justify-single-word="false" fo:text-indent="0.7866in" style:auto-text-indent="false"/>
      <style:text-properties style:font-name="Marianne" fo:font-size="11pt" officeooo:paragraph-rsid="000e715f" style:font-name-asian="Times New Roman" style:font-size-asian="11pt" style:font-name-complex="Times New Roman" style:font-size-complex="11pt"/>
    </style:style>
    <style:style style:name="T1" style:family="text">
      <style:text-properties officeooo:rsid="000ee6d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e6d0" style:font-weight-asian="normal" style:font-weight-complex="normal"/>
    </style:style>
    <style:style style:name="T5" style:family="text">
      <style:text-properties fo:font-size="11pt" style:font-name-asian="Times New Roman" style:font-size-asian="11pt" style:font-name-complex="Times New Roman" style:font-size-complex="11pt"/>
    </style:style>
    <style:style style:name="T6" style:family="text">
      <style:text-properties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7" style:family="text">
      <style:text-properties fo:font-size="11pt" fo:font-weight="bold" officeooo:rsid="000dcf5e" style:font-name-asian="Times New Roman" style:font-size-asian="11pt" style:font-weight-asian="bold" style:font-name-complex="Times New Roman" style:font-size-complex="11pt" style:font-weight-complex="bold"/>
    </style:style>
    <style:style style:name="T8" style:family="text">
      <style:text-properties fo:font-size="11pt" officeooo:rsid="000dcf5e" style:font-name-asian="Times New Roman" style:font-size-asian="11pt" style:font-name-complex="Times New Roman" style:font-size-complex="11pt"/>
    </style:style>
    <style:style style:name="T9" style:family="text">
      <style:text-properties fo:font-size="11pt" officeooo:rsid="000be993" style:font-size-asian="11pt" style:font-size-complex="11pt"/>
    </style:style>
    <style:style style:name="T10" style:family="text">
      <style:text-properties fo:language="fr" fo:country="FR" officeooo:rsid="007b004c" style:language-asian="zh" style:country-asian="CN" style:language-complex="hi" style:country-complex="IN"/>
    </style:style>
    <style:style style:name="T11" style:family="text">
      <style:text-properties officeooo:rsid="0023573d"/>
    </style:style>
    <style:style style:name="T12" style:family="text">
      <style:text-properties officeooo:rsid="002856c3"/>
    </style:style>
    <style:style style:name="T13" style:family="text">
      <style:text-properties fo:font-size="11pt" officeooo:rsid="000ee6d0" style:font-name-asian="Times New Roman" style:font-size-asian="11pt" style:font-name-complex="Times New Roman" style:font-size-complex="11pt"/>
    </style:style>
    <style:style style:name="T14" style:family="text">
      <style:text-properties fo:font-size="11pt" fo:font-style="italic" fo:font-weight="normal" style:font-name-asian="Times New Roman" style:font-size-asian="11pt" style:font-style-asian="italic" style:font-weight-asian="normal" style:font-name-complex="Times New Roman" style:font-size-complex="11pt" style:font-weight-complex="normal"/>
    </style:style>
    <style:style style:name="T15" style:family="text">
      <style:text-properties fo:font-size="11pt" fo:font-weight="normal" style:font-name-asian="Times New Roman" style:font-size-asian="11pt" style:font-weight-asian="normal" style:font-name-complex="Times New Roman" style:font-size-complex="11pt" style:font-weight-complex="normal"/>
    </style:style>
    <style:style style:name="T16" style:family="text">
      <style:text-properties fo:font-size="11pt" fo:font-weight="bold" style:font-name-asian="Times New Roman" style:font-size-asian="11pt" style:font-weight-asian="bold" style:font-name-complex="Times New Roman" style:font-size-complex="11pt"/>
    </style:style>
    <style:style style:name="T17" style:family="text">
      <style:text-properties fo:font-size="11pt" officeooo:rsid="000be993" style:font-name-asian="Times New Roman" style:font-size-asian="11pt" style:font-name-complex="Times New Roman" style:font-size-complex="11pt"/>
    </style:style>
    <style:style style:name="T18" style:family="text">
      <style:text-properties fo:font-size="11pt" officeooo:rsid="0028b1a3" fo:background-color="#ffff00" loext:char-shading-value="0" style:font-name-asian="Times New Roman" style:font-size-asian="11pt" style:font-name-complex="Times New Roman" style:font-size-complex="11pt"/>
    </style:style>
    <style:style style:name="T19" style:family="text">
      <style:text-properties fo:font-size="11pt" fo:font-style="normal" fo:font-weight="normal" officeooo:rsid="00127501" style:font-name-asian="Times New Roman" style:font-size-asian="11pt" style:font-style-asian="normal" style:font-weight-asian="normal" style:font-name-complex="Times New Roman" style:font-size-complex="11pt" style:font-style-complex="normal" style:font-weight-complex="normal"/>
    </style:style>
    <style:style style:name="T20" style:family="text">
      <style:text-properties fo:font-size="11pt" fo:font-style="normal" fo:font-weight="normal" officeooo:rsid="000be993" style:font-name-asian="Times New Roman" style:font-size-asian="11pt" style:font-style-asian="normal" style:font-weight-asian="normal" style:font-name-complex="Times New Roman" style:font-size-complex="11pt" style:font-style-complex="normal" style:font-weight-complex="normal"/>
    </style:style>
    <style:style style:name="T21" style:family="text">
      <style:text-properties fo:font-size="11pt" fo:font-style="normal" fo:font-weight="normal" officeooo:rsid="000ee6d0"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2" style:family="text">
      <style:text-properties fo:font-size="11pt" fo:font-style="italic" fo:font-weight="bold" style:font-name-asian="Times New Roman" style:font-size-asian="11pt" style:font-style-asian="italic" style:font-weight-asian="bold" style:font-name-complex="Times New Roman" style:font-size-complex="11pt"/>
    </style:style>
    <style:style style:name="T23" style:family="text">
      <style:text-properties fo:font-size="11pt" fo:font-style="normal" fo:font-weight="normal" officeooo:rsid="0028b1a3"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4" style:family="text">
      <style:text-properties style:font-name="Marianne" fo:font-size="11pt" style:font-name-asian="Times New Roman" style:font-size-asian="11pt" style:font-name-complex="Times New Roman" style:font-size-complex="11pt"/>
    </style:style>
    <style:style style:name="T25" style:family="text">
      <style:text-properties style:font-name="Marianne" fo:font-size="11pt" officeooo:rsid="000be993" style:font-name-asian="Times New Roman" style:font-size-asian="11pt" style:font-name-complex="Times New Roman" style:font-size-complex="11pt"/>
    </style:style>
    <style:style style:name="T26" style:family="text">
      <style:text-properties fo:font-size="11pt" style:text-underline-style="solid" style:text-underline-width="auto" style:text-underline-color="font-color" fo:font-weight="bold" style:font-name-asian="Times New Roman" style:font-size-asian="11pt" style:font-weight-asian="bold" style:font-name-complex="Times New Roman" style:font-size-complex="11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Fait à </text:span><text:span text:style-name="T2"><text:text-input text:description="">{{ commune }}</text:text-input></text:span><text:span text:style-name="T3">, </text:span><text:span text:style-name="T4">le</text:span> <text:text-input text:description="">{{ date_courante }}</text:text-input></text:p>
      <text:p text:style-name="P3"/>
      <text:p text:style-name="P4">Commune de <text:text-input text:description="">{{ commune }}</text:text-input></text:p>
      <text:p text:style-name="P5"/>
      <text:p text:style-name="P5"/>
      <text:p text:style-name="P6"><text:span text:style-name="T1">Madame, </text:span>Monsieur,</text:p>
      <text:p text:style-name="P5"/>
      <text:p text:style-name="P7"><text:span text:style-name="T5">Par rapport de constatation en date du </text:span><text:span text:style-name="T5"><text:text-input text:description="">{{ date_courante }}</text:text-input></text:span><text:span text:style-name="T6">,</text:span><text:span text:style-name="T5"> un dépôt sauvage a été constaté à </text:span><text:span text:style-name="T7"><text:text-input text:description="">{{ localisation_depot }}</text:text-input></text:span><text:span text:style-name="T8"><text:s/></text:span><text:span text:style-name="T9">le </text:span><text:span text:style-name="T9"><text:text-input text:description="">{{ date_constat }}</text:text-input></text:span><text:span text:style-name="T9"><text:s/>à </text:span><text:span text:style-name="T9"><text:text-input text:description="">{{ heure_constat }}</text:text-input></text:span><text:span text:style-name="T9">.</text:span></text:p>
      <text:p text:style-name="P5"/>
      <text:p text:style-name="P5"><text:span text:style-name="T10"><text:text-input text:description="">{% if types_depot %}</text:text-input></text:span>Il s’agit d’un ensemble de : <text:text-input text:description="">{% for type in types_depot %}</text:text-input><text:text-input text:description="">{{ type }}</text:text-input><text:text-input text:description="">{% if not loop.last %}</text:text-input>, <text:text-input text:description="">{% endif %}</text:text-input><text:text-input text:description="">{% endfor %}</text:text-input>.<text:text-input text:description="">{% endif %}</text:text-input></text:p>
      <text:p text:style-name="P5"><text:span text:style-name="T11">Le</text:span> volume approximatif <text:span text:style-name="T12">est :</text:span> <text:text-input text:description="">{{ volume_depot }}</text:text-input>.</text:p>
      <text:p text:style-name="P7"><text:span text:style-name="T5">Au vu des constatation</text:span><text:span text:style-name="T13">s</text:span><text:span text:style-name="T14">,</text:span><text:span text:style-name="T15"> il semblerait que vous soyez</text:span><text:span text:style-name="T16"> </text:span><text:span text:style-name="T5">responsable de ce dépôt sauvage en qualité de producteur ou détenteur de ces déchets au sens de l’article L. 541-1-1 du </text:span><text:span text:style-name="T17">C</text:span><text:span text:style-name="T5">ode de l’environnement.</text:span></text:p>
      <text:p text:style-name="P5"/>
      <text:p text:style-name="P5">Je vous rappelle que les dépôts sauvages de déchets et d’encombrants sont interdits sur l’ensemble des voies, espace publics et privés de la commune et que ce faisant, vous portez atteinte à l’environnement et à la santé publique, et êtes tenu d’en assurer l’élimination.</text:p>
      <text:p text:style-name="P5"/>
      <text:p text:style-name="P8"><text:text-input text:description="">{% if plainte %}</text:text-input></text:p>
      <text:p text:style-name="P7"><text:span text:style-name="T5">Je vous informe qu’une plainte pénale a également été déposée auprès de la brigade de </text:span><text:span text:style-name="T18">[brigade]</text:span><text:span text:style-name="T5">.</text:span></text:p>
      <text:p text:style-name="P6"><text:text-input text:description="">{% endif %}</text:text-input></text:p>
      <text:p text:style-name="P9"><text:span text:style-name="T5">En tant que titulaire du pouvoir de police spéciale de gestion des dépôts sauvages de déchets je vous informe que j’envi</text:span><text:span text:style-name="T6">sage d’appliquer les dispositions de l’article L.541-3 du Code de l’environnement. </text:span></text:p>
      <text:p text:style-name="P10"><text:text-input text:description="">{% if arrete_municipal_existe %}</text:text-input><text:text-input text:description=""/></text:p>
      <text:p text:style-name="P9"><text:span text:style-name="T19">En</text:span><text:span text:style-name="T6"> </text:span><text:span text:style-name="T19">outtre, j’envisage l’application de </text:span><text:span text:style-name="T6">l’arrêté n°</text:span><text:span text:style-name="T20"> </text:span><text:span text:style-name="T21">[numéro]</text:span><text:span text:style-name="T6"> por</text:span><text:span text:style-name="T5">tant réglementation des dépôts sauvages sur le territoire de la ville de </text:span><text:span text:style-name="T17"><text:text-input text:description="">{{ commune }}</text:text-input></text:span><text:span text:style-name="T22"><text:s/></text:span><text:span text:style-name="T5">que j’ai pris en date d</text:span><text:span text:style-name="T6">u </text:span><text:span text:style-name="T23">[date]</text:span><text:span text:style-name="T6">.</text:span></text:p>
      <text:p text:style-name="P11"><text:text-input text:description="">{% endif %}</text:text-input></text:p>
      <text:p text:style-name="P5"/>
      <text:p text:style-name="P7"><text:span text:style-name="T5">Par la présente, je vous informe donc qu’en considération du dépôt sauvage de déchets susvisé dont vous êtes détenteur ou producteur, </text:span><text:span text:style-name="T16">vous encourez les sanctions listées à l’article L.541-3 du Code de l’environnement</text:span><text:span text:style-name="T5"> :</text:span></text:p>
      <text:p text:style-name="P12"><text:span text:style-name="T24"/></text:p>
      <text:list text:style-name="L1">
        <text:list-item>
          <text:p text:style-name="P13">Une première amende administrative d’un montant de 15 000 euros maximum à l’issue de la procédure contradictoire préalable décrite ci-après ;</text:p>
        </text:list-item>
        <text:list-item>
          <text:p text:style-name="P14"><text:span text:style-name="T24">Une mise en demeure d’effectuer les diligences nécessaires dans un délai imparti. </text:span><text:span text:style-name="T25">À</text:span><text:span text:style-name="T24">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p>
        </text:list-item>
      </text:list>
      <text:list text:style-name="WWNum2">
        <text:list-item>
          <text:list>
            <text:list-item>
              <text:list>
                <text:list-item>
                  <text:p text:style-name="P15"><text:soft-page-break/>Obligation de consignation d’une somme d’argent aux fins d’accomplissements des mesures prescrites ;</text:p>
                </text:list-item>
              </text:list>
            </text:list-item>
          </text:list>
        </text:list-item>
      </text:list>
      <text:p text:style-name="P16"/>
      <text:list text:continue-numbering="true" text:style-name="WWNum2">
        <text:list-item>
          <text:list>
            <text:list-item>
              <text:list>
                <text:list-item>
                  <text:p text:style-name="P15">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6"/>
      <text:list text:continue-numbering="true" text:style-name="WWNum2">
        <text:list-item>
          <text:list>
            <text:list-item>
              <text:list>
                <text:list-item>
                  <text:p text:style-name="P17"><text:span text:style-name="T5">Suspension du fonctionnement de l’installation et de l’ouvrage, de tou</text:span><text:span text:style-name="T17">s</text:span><text:span text:style-name="T5"> travaux, opérations ou encore de tout exercice de l’activité à l’origine des infractions jusqu’à exécution complète des mesures prescrites ;</text:span></text:p>
                </text:list-item>
              </text:list>
            </text:list-item>
          </text:list>
        </text:list-item>
      </text:list>
      <text:p text:style-name="P16"/>
      <text:list text:continue-numbering="true" text:style-name="WWNum2">
        <text:list-item>
          <text:list>
            <text:list-item>
              <text:list>
                <text:list-item>
                  <text:p text:style-name="P15">Une astreinte journalière au plus égale à 1 500 euros courant à compter d’une date fixée et jusqu’à accomplissement des mesures prescrites ;</text:p>
                </text:list-item>
              </text:list>
            </text:list-item>
          </text:list>
        </text:list-item>
      </text:list>
      <text:p text:style-name="P16"/>
      <text:list text:continue-numbering="true" text:style-name="WWNum2">
        <text:list-item>
          <text:list>
            <text:list-item>
              <text:list>
                <text:list-item>
                  <text:p text:style-name="P15">Une amende d’un montant de 150 000 euros au maximum.</text:p>
                </text:list-item>
              </text:list>
            </text:list-item>
          </text:list>
        </text:list-item>
      </text:list>
      <text:p text:style-name="P16"/>
      <text:p text:style-name="P5"/>
      <text:p text:style-name="P7"><text:span text:style-name="T16">Cela étant, avant toute suite de la procédure et en application du principe du contradictoire, vous avez la possibilité de me faire parvenir toutes observations orales ou écrites dans un </text:span><text:span text:style-name="T26">délai de 10 jours</text:span><text:span text:style-name="T5">. Le cas éch</text:span><text:span text:style-name="T17">é</text:span><text:span text:style-name="T5">ant, vous pouvez être assisté d’un conseil ou être représenté par le mandataire de votre choix.</text:span></text:p>
      <text:p text:style-name="P5"/>
      <text:p text:style-name="P7"><text:span text:style-name="T5">Sachez que mon souhait n’est aucunement d’en arriver à de pareilles sanctions. Toutefois en tant que Maire </text:span><text:span text:style-name="T6">de </text:span><text:span text:style-name="T20"><text:text-input text:description="">{{ commune }}</text:text-input></text:span><text:span text:style-name="T6">, j</text:span><text:span text:style-name="T5">’ai le devoir de garantir la sécurité et la salubrité sur le territoire de la commune.</text:span></text:p>
      <text:p text:style-name="P5"/>
      <text:p text:style-name="P5">Comme mentionné supra, à l’issue de la phase de procédure contradictoire et sauf éléments de faits remettant en cause votre responsabilité, <text:span text:style-name="T2">je me réserve le droit de faire application des dispositions de l’article L.541-3 du Code de l’environnement et ainsi : vous adresser une première amende administrative d’un montant maximum de 15 000 euros.</text:span></text:p>
      <text:list text:style-name="WWNum3">
        <text:list-header>
          <text:p text:style-name="P18">Note informative à retirer avant expédition de cette lettre : Ce montant est un maximum qu’il faut mentionner dans la lettre. Ce n’est qu’après le délai du contradictoire (10 jours minimum) que vous devrez décider du montant de l’amende.</text:p>
          <text:p text:style-name="P19"/>
        </text:list-header>
      </text:list>
      <text:p text:style-name="P5"/>
      <text:p text:style-name="P5">Je vous prie de bien vouloir recevoir, monsieur, l’assurance de mes sentiments les meilleurs.</text:p>
      <text:p text:style-name="P20"><text:tab/><text:tab/><text:tab/><text:tab/><text:tab/></text:p>
      <text:p text:style-name="P21">Signature et tampon de l’autorité compétente (maire ou adjoint par délégation, ou président d’EPCI par transfert de compétence)</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ystem" style:font-pitch-asian="variable" style:font-name-complex="Arial Narrow" style:font-family-complex="'Arial Narrow'"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09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92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9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92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09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92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09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92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09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officeooo:rsid="000dcf5e" officeooo:paragraph-rsid="000dcf5e"/>
    </style:style>
    <style:style style:name="MP2" style:family="paragraph" style:parent-style-name="Text_20_body">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GO]</text:p>
        <text:p text:style-name="MP2"/>
        <text:p text:style-name="MP3"/>
      </style:header>
      <style:footer>
        <text:p text:style-name="MP4"/>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2-12T18:10:47.691686775</dc:date>
    <meta:editing-duration>PT2H14M47S</meta:editing-duration>
    <meta:editing-cycles>14</meta:editing-cycles>
    <meta:generator>LibreOffice/25.8.2.2$Linux_X86_64 LibreOffice_project/580$Build-2</meta:generator>
    <meta:document-statistic meta:table-count="0" meta:image-count="0" meta:object-count="0" meta:page-count="2" meta:paragraph-count="32" meta:word-count="751" meta:character-count="4285" meta:non-whitespace-character-count="3623"/>
  </office:meta>
</office:document-meta>
</file>